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 empresa;</text:p>
      <text:p text:style-name="Standard">-- 1 Inserta tres proveedores especificando las columnas de la tabla sobre las que se va a insertar. </text:p>
      <text:p text:style-name="Standard">-- En este caso vamos a insertar todos los campos de la tabla proveedores. <text:s/>** Utiliza 3 sentencias</text:p>
      <text:p text:style-name="Standard"/>
      <text:p text:style-name="Standard">insert into proveedores values ('12345678A', 'Julian', 'Calle Benavente', '2024-03-20');</text:p>
      <text:p text:style-name="Standard">insert into proveedores values ('18273645B', 'Rodrigo', 'Calle Lujan', '2024-03-19');</text:p>
      <text:p text:style-name="Standard">insert into proveedores values ('87654321C', 'Abenaura', 'Calle Guanarteme', '2024-03-01');</text:p>
      <text:p text:style-name="Standard"/>
      <text:p text:style-name="Standard">-- 2 Inserta 4 empleados especificando las columnas en el siguiente orden: nombre, codEmple, apellido, oficio, dirección, fecha_alt. </text:p>
      <text:p text:style-name="Standard">-- NO UTILICES TU NOMBRE Y APELLIDOS</text:p>
      <text:p text:style-name="Standard">-- **Genera 4 sentencias</text:p>
      <text:p text:style-name="Standard">-- COMPRUEBA COMO HA QUEDADO EL CONTENIDO DE LA TABLA EMPLEADOS</text:p>
      <text:p text:style-name="Standard"/>
      <text:p text:style-name="Standard">-- Primero puedo crear un departamento porque los empleados hacen referencia a ellos</text:p>
      <text:p text:style-name="Standard">-- o no les incluyo el departamento porque este admite null</text:p>
      <text:p text:style-name="Standard">-- creando departamento:</text:p>
      <text:p text:style-name="Standard">insert into departamentos values (1, 'oficinas', 'piso_bajo');</text:p>
      <text:p text:style-name="Standard">-- Metiendo empleado especificando departamento</text:p>
      <text:p text:style-name="Standard">insert into emple values (1,'Roman', 'Garcia', 'Oficinista', 'Calle Benavente', '2023-08-12', 1200, 2, 1, 1);</text:p>
      <text:p text:style-name="Standard">-- Metiendo empleado con departamento en null</text:p>
      <text:p text:style-name="Standard">insert into emple (codEMple, nombre, apellido, oficio, direccion, fecha_alt, salario, comision)</text:p>
      <text:p text:style-name="Standard"><text:tab/>values (2,'Christopher', 'Jensen', 'Oficinista', 'Calle Benavente', '2023-08-12', 1200, 2);</text:p>
      <text:p text:style-name="Standard">-- </text:p>
      <text:p text:style-name="Standard">insert into emple (codEMple, nombre, apellido, oficio, direccion, fecha_alt, salario, comision)</text:p>
      <text:p text:style-name="Standard"><text:tab/>values (3,'Richard', 'Quintana', 'Oficinista', 'Calle Lujan', '2023-06-10', 1300, 2);</text:p>
      <text:p text:style-name="Standard"/>
      <text:p text:style-name="Standard">-- 3 Inserta 5 departamentos utilizando una única sentencia.</text:p>
      <text:p text:style-name="Standard">insert into departamentos values (2, 'oficinas', 'piso_bajo'), </text:p>
      <text:p text:style-name="Standard"><text:tab/>(3, 'almacen', 'piso_bajo'), </text:p>
      <text:p text:style-name="Standard"><text:tab/>(4, 'sala reuniones', 'piso_medio'), </text:p>
      <text:p text:style-name="Standard"><text:tab/>(5, 'despachos', 'piso_alto'), </text:p>
      <text:p text:style-name="Standard"><text:s text:c="4"/>(6, 'sala recreo', 'piso_medio');</text:p>
      <text:p text:style-name="Standard"/>
      <text:p text:style-name="Standard"/>
      <text:p text:style-name="Standard">-- 4 Inserta un 1 empleado especificando las columnas:</text:p>
      <text:p text:style-name="Standard">-- oficio, dirección, fecha_alt, salario y comisión</text:p>
      <text:p text:style-name="Standard">-- ¿Qué ha pasado? Explícalo.</text:p>
      <text:p text:style-name="Standard">-- Me deberia dar error por que no se ha creado un departamentoYa cree antes un departamento osea que no me da error si lo meto en ese:(</text:p>
      <text:p text:style-name="Standard">insert into emple (codEMple, nombre, apellido, oficio, direccion, fecha_alt, salario, comision, codDep, codJefe)</text:p>
      <text:p text:style-name="Standard"><text:tab/>values (4,'Francis', 'Drake', 'Reponedor', 'Calle Naughty Dog', '2020-02-23', 1200, 2, 1, 1);</text:p>
      <text:p text:style-name="Standard"/>
      <text:p text:style-name="Standard"/>
      <text:p text:style-name="Standard">-- 5 Inserta 1 empleado especificando las columnas:</text:p>
      <text:p text:style-name="Standard">-- <text:s text:c="3"/>• codEmple, nombre, apellido, oficio, dirección, fecha_alt y salario. </text:p>
      <text:p text:style-name="Standard">-- <text:s text:c="3"/>• El campo salario debe tomar el valor por defecto. Olvidamos que conocemos el valor (no establecer dicho valor directamente).</text:p>
      <text:p text:style-name="Standard">-- <text:s text:c="3"/>• NO UTILICES TU NOMBRE Y APELLIDOS</text:p>
      <text:p text:style-name="Standard">insert into emple (codEMple, nombre, apellido, oficio, direccion, fecha_alt, salario)</text:p>
      <text:p text:style-name="Standard"><text:soft-page-break/><text:tab/>values (5,'Jose', 'Fernandez', 'Cajero', 'Calle Mayo', '2023-03-22', default);</text:p>
      <text:p text:style-name="Standard"/>
      <text:p text:style-name="Standard">-- 6 Inserta 1 empleado especificando las columnas:</text:p>
      <text:p text:style-name="Standard">-- <text:s text:c="3"/>• codEmple, nombre, apellido, oficio, dirección, fecha_alt y salario. </text:p>
      <text:p text:style-name="Standard">-- <text:s text:c="3"/>• El campo salario debe tomar el valor por defecto. Olvidamos que conocemos el valor (no establecer dicho valor directamente).</text:p>
      <text:p text:style-name="Standard">-- <text:s text:c="3"/>• Establece un 2 en el valor correspondiente al oficio</text:p>
      <text:p text:style-name="Standard">-- <text:s text:c="3"/>• NO UTILICES TU NOMBRE Y APELLIDOS</text:p>
      <text:p text:style-name="Standard">-- <text:s text:c="3"/>• Comprueba el efecto de esta sentencia</text:p>
      <text:p text:style-name="Standard">-- LO que ocurre es que el oficio del epleado pasa a ser el segundo valor el enum "Oficio"</text:p>
      <text:p text:style-name="Standard">insert into emple (codEMple, nombre, apellido, oficio, direccion, fecha_alt, salario)</text:p>
      <text:p text:style-name="Standard"><text:tab/>values (6,'Jose', 'Fernandez', 2, 'Calle Angel Luis', '2023-03-22', default);</text:p>
      <text:p text:style-name="Standard"/>
      <text:p text:style-name="Standard"/>
      <text:p text:style-name="Standard">-- 7 Inserta 2 empleado especificando las columnas:</text:p>
      <text:p text:style-name="Standard">-- <text:s text:c="3"/>• nombre, apellido, oficio, dirección, fecha_alt, salario y codJefe. </text:p>
      <text:p text:style-name="Standard">-- <text:s text:c="3"/>• El codJefe debe tomar el valor de algún empleado insertado en el ejercicio anterior. (Busca el valor y especifícalo en la sentencia)</text:p>
      <text:p text:style-name="Standard">-- <text:s text:c="3"/>• Uno de ellos debe tener tu nombre y apellidos</text:p>
      <text:p text:style-name="Standard">-- <text:s text:c="3"/>• ** Utiliza 2 sentencias</text:p>
      <text:p text:style-name="Standard">insert into emple (codEMple, nombre, apellido, oficio, direccion, fecha_alt, salario, codJefe)</text:p>
      <text:p text:style-name="Standard"><text:tab/>values (7,'Daniel', 'Ojeda Martel', 4, 'Calle Toronce', '2023-01-22', 2000, 1);</text:p>
      <text:p text:style-name="Standard">insert into emple (codEMple, nombre, apellido, oficio, direccion, fecha_alt, salario, codJefe)</text:p>
      <text:p text:style-name="Standard"><text:tab/>values (8,'Azael', 'Santana', 3, 'Calle Romanince', '2023-01-22', 2150, 7);</text:p>
      <text:p text:style-name="Standard">-- 8 Inserta 6 clientes sin especificar ninguna columna. ** Utiliza 6 sentencias</text:p>
      <text:p text:style-name="Standard">insert into clientes values (1, 'Susana', '1990-03-14', 'Los jilgueros');</text:p>
      <text:p text:style-name="Standard">insert into clientes values (2, 'Cristina', '1996-08-10', 'Los kekes');</text:p>
      <text:p text:style-name="Standard">insert into clientes values (3, 'Fernanda', '2010-09-19', 'Los Ronques');</text:p>
      <text:p text:style-name="Standard">insert into clientes values (4, 'Stacy', '1995-08-04', 'Los Santos');</text:p>
      <text:p text:style-name="Standard">insert into clientes values (5, 'Joana', '2015-09-10', 'Los Estragos');</text:p>
      <text:p text:style-name="Standard">insert into clientes values (6, 'Boana', '2013-10-29', 'Los Remolques');</text:p>
      <text:p text:style-name="Standard"/>
      <text:p text:style-name="Standard">-- 9 Inserta 10 productos diferentes. Puedes utilizar una única sentencia o varias. </text:p>
      <text:p text:style-name="Standard">-- Inserta alguna foto para algún producto, utiliza rutas relativas.</text:p>
      <text:p text:style-name="Standard">insert into productos values (1,'mochila', 15.50,10,'12345678A','./imagenes/mochilaPika.jpeg');</text:p>
      <text:p text:style-name="Standard">insert into productos values (2,'lampara', 10, 15,'12345678A','./imagenes/lampara.jpeg');</text:p>
      <text:p text:style-name="Standard">insert into productos values (3,'mesa', 20.30, 8,'12345678A','./imagenes/mochilaPika.jpeg');</text:p>
      <text:p text:style-name="Standard">insert into productos values (4,'silla', 9,5,'18273645B','./imagenes/mochilaPika.jpeg');</text:p>
      <text:p text:style-name="Standard">insert into productos values (5,'balon', 10,33,'18273645B','./imagenes/mochilaPika.jpeg');</text:p>
      <text:p text:style-name="Standard">insert into productos values (6,'armario', 300,2,'18273645B','./imagenes/mochilaPika.jpeg');</text:p>
      <text:p text:style-name="Standard">insert into productos values (7,'ropero', 600,3,'18273645B','./imagenes/mochilaPika.jpeg');</text:p>
      <text:p text:style-name="Standard">insert into productos values (8,'caja', 0.50,50,'87654321C','./imagenes/mochilaPika.jpeg');</text:p>
      <text:p text:style-name="Standard">insert into productos values (9,'llave', 7.50,30,'87654321C','./imagenes/mochilaPika.jpeg');</text:p>
      <text:p text:style-name="Standard">insert into productos values (10,'torre', 20,10,'87654321C','./imagenes/mochilaPika.jpeg');</text:p>
      <text:p text:style-name="Standard"/>
      <text:p text:style-name="Standard"/>
      <text:p text:style-name="Standard">-- 10 Inserta 4 compras (un cliente debe tener al menos dos compras y las cuatro compras no pueden ser del mismo).</text:p>
      <text:p text:style-name="Standard">insert into compras values (2,5,8);</text:p>
      <text:p text:style-name="Standard">insert into compras values (2,1,2);</text:p>
      <text:p text:style-name="Standard">insert into compras values (4,6,7);</text:p>
      <text:p text:style-name="Standard">insert into compras values (4,7,7);</text:p>
      <text:p text:style-name="Standard"><text:soft-page-break/></text:p>
      <text:p text:style-name="Standard"/>
      <text:p text:style-name="Standard">-- 11 Inserta en la tabla clientes al empleado que tiene tu nombre y apellidos. </text:p>
      <text:p text:style-name="Standard">-- Para obtener el valor de los campos que necesitas insertar en la tabla clientes utiliza una consulta.</text:p>
      <text:p text:style-name="Standard">SELECT * FROM empresa.clientes;</text:p>
      <text:p text:style-name="Standard">insert into clientes values (7, 'Daniel Ojeda Martel', '1996-04-12', 'Calle Saulo Pepon nº 20');</text:p>
      <text:p text:style-name="Standard"/>
      <text:p text:style-name="Standard"/>
      <text:p text:style-name="Standard">-- 12 Crea una tabla llamada productosMalos que contendrá la estructura de la tabla productos </text:p>
      <text:p text:style-name="Standard">-- y en ella se insertarán todos los productos que nunca se han comprado.</text:p>
      <text:p text:style-name="Standard">-- Opcion 1 LIKE, crear la tabla y luego meter los datos</text:p>
      <text:p text:style-name="Standard">create table <text:s/>if not exists productosMalos like productos;</text:p>
      <text:p text:style-name="Standard">insert into productosMalos select * from productos where codProducto not in (select codProducto from compras);</text:p>
      <text:p text:style-name="Standard">-- Opcion 2 SELECT, crear la tabla e introducir los datos con la misma</text:p>
      <text:p text:style-name="Standard">create table <text:s/>if not exists productosMalos select * from productos where codProducto not in (select codProducto from compras);</text:p>
      <text:p text:style-name="Standard"/>
      <text:p text:style-name="Standard">-- 13 Crea una tabla llamada jefes que contendrá:</text:p>
      <text:p text:style-name="Standard">-- <text:s text:c="7"/>a. codEmple, nombre, apellidos, dirección, fechaAlta, salario y codDep</text:p>
      <text:p text:style-name="Standard">-- <text:s text:c="7"/>b. La tabla debe tener toda la información de los jefes.</text:p>
      <text:p text:style-name="Standard">create table jefes select codEMple, nombre, apellidos, direccion, fechaAlta, salario, codDep from emple </text:p>
      <text:p text:style-name="Standard"><text:tab/>where codEmple in (select codJefe from emple);</text:p>
      <text:p text:style-name="Standard">-- Aqui estoy metiendo en la tabla jefes a todos aquellos empleados que </text:p>
      <text:p text:style-name="Standard">-- tienen su codigo de empleado en el campo de codeJefe de algún empleado <text:s text:c="3"/></text:p>
      <text:p text:style-name="Standard"/>
      <text:p text:style-name="Standard"/>
      <text:p text:style-name="Standard">-- 14 Crea una tabla temporal llamada comprasDetalladas. </text:p>
      <text:p text:style-name="Standard">-- La tabla contendrá los campos del nombre del cliente, nombre del empleado, nombre del producto comprado de aquellos clientes </text:p>
      <text:p text:style-name="Standard">-- que tengan como penúltima letra una r y su dirección sea ‘Las Palmas de GC’.</text:p>
      <text:p text:style-name="Standard">create temporary table comprasDetalladas select clientes.nombre as 'Nombre cliente', emple.nombre as 'Nombre empleado', productos.nombre from clientes </text:p>
      <text:p text:style-name="Standard"><text:tab/>join compras on clientes.codCliente = compras.codCLiente </text:p>
      <text:p text:style-name="Standard"><text:s text:c="4"/>join emple on emple.codEMple = compras.codEmple </text:p>
      <text:p text:style-name="Standard"><text:s text:c="4"/>join productos on productos.codProducto = compras.codProducto</text:p>
      <text:p text:style-name="Standard"><text:s text:c="4"/>where clientes.nombre like '%r_' and clientes.direccion = 'Las Palmas de GC';</text:p>
      <text:p text:style-name="Standard"><text:s text:c="4"/>-- hay que poner alias a los campos que enseña porque si no se repiten en la tabla y la sentencia te da erro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6:44:46.953000000</meta:creation-date>
    <dc:date>2024-04-08T16:44:53.043000000</dc:date>
    <meta:editing-duration>PT6S</meta:editing-duration>
    <meta:editing-cycles>1</meta:editing-cycles>
    <meta:document-statistic meta:table-count="0" meta:image-count="0" meta:object-count="0" meta:page-count="3" meta:paragraph-count="109" meta:word-count="1111" meta:character-count="8088" meta:non-whitespace-character-count="6977"/>
    <meta:generator>LibreOffice/7.6.4.1$Windows_X86_64 LibreOffice_project/e19e193f88cd6c0525a17fb7a176ed8e6a3e2aa1</meta:generator>
  </office:meta>
</office:document-meta>
</file>